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Mangal2" svg:font-family="Mangal" style:font-family-generic="modern" style:font-pitch="fixed"/>
    <style:font-face style:name="SimHei1" svg:font-family="SimHei" style:font-family-generic="modern" style:font-pitch="fixed"/>
    <style:font-face style:name="EB Garamond1" svg:font-family="'EB Garamond'" style:font-pitch="variable"/>
    <style:font-face style:name="EB Garamond" svg:font-family="'EB Garamond'" style:font-adornments="Standard" style:font-pitch="variable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P1" style:family="paragraph" style:parent-style-name="Header">
      <style:text-properties style:font-name="Myriad Pro" fo:font-size="12pt" officeooo:rsid="001db9be" officeooo:paragraph-rsid="001db9be" style:font-size-asian="12pt" style:font-size-complex="12pt"/>
    </style:style>
    <style:style style:name="P2" style:family="paragraph" style:parent-style-name="Preformatted_20_Text">
      <style:paragraph-properties fo:margin-left="0cm" fo:margin-right="0cm" fo:line-height="115%" fo:text-align="center" style:justify-single-word="false" fo:text-indent="0.4cm" style:auto-text-indent="false"/>
      <style:text-properties style:font-name="EB Garamond1" fo:font-size="18pt" fo:font-style="normal" style:text-underline-style="solid" style:text-underline-width="auto" style:text-underline-color="font-color" officeooo:rsid="001db9be" officeooo:paragraph-rsid="001db9be" style:font-size-asian="18pt" style:font-style-asian="normal" style:font-size-complex="18pt" style:font-style-complex="normal"/>
    </style:style>
    <style:style style:name="P3" style:family="paragraph" style:parent-style-name="Preformatted_20_Text">
      <style:paragraph-properties fo:margin-left="0cm" fo:margin-right="0cm" fo:line-height="115%" fo:text-align="justify" style:justify-single-word="false" fo:text-indent="0.4cm" style:auto-text-indent="false"/>
      <style:text-properties style:font-name="EB Garamond1" fo:font-size="11pt" fo:font-style="italic" officeooo:rsid="0012137e" officeooo:paragraph-rsid="0014d74d" style:font-size-asian="11pt" style:font-style-asian="italic" style:font-size-complex="11pt" style:font-style-complex="italic"/>
    </style:style>
    <style:style style:name="P4" style:family="paragraph" style:parent-style-name="Preformatted_20_Text">
      <style:paragraph-properties fo:margin-left="0cm" fo:margin-right="0cm" fo:line-height="115%" fo:text-align="justify" style:justify-single-word="false" fo:text-indent="0.4cm" style:auto-text-indent="false"/>
      <style:text-properties style:font-name="EB Garamond1" fo:font-size="12pt" officeooo:rsid="0012137e" officeooo:paragraph-rsid="0012137e" style:font-size-asian="12pt" style:font-size-complex="12pt"/>
    </style:style>
    <style:style style:name="P5" style:family="paragraph" style:parent-style-name="Text_20_eingerückt">
      <style:text-properties fo:font-size="12pt" style:font-size-asian="12pt" style:font-size-complex="12pt"/>
    </style:style>
    <style:style style:name="P6" style:family="paragraph" style:parent-style-name="Text_20_eingerückt">
      <style:text-properties fo:font-size="12pt" officeooo:paragraph-rsid="00275bdc" style:font-size-asian="12pt" style:font-size-complex="12pt"/>
    </style:style>
    <style:style style:name="P7" style:family="paragraph" style:parent-style-name="Text_20_ohne_20_Einrückung">
      <style:text-properties fo:font-size="12pt" style:font-size-asian="12pt" style:font-size-complex="12pt"/>
    </style:style>
    <style:style style:name="P8" style:family="paragraph" style:parent-style-name="Text_20_eingerückt" style:list-style-name="L1">
      <style:text-properties fo:font-size="12pt" style:font-size-asian="12pt" style:font-size-complex="12pt"/>
    </style:style>
    <style:style style:name="P9" style:family="paragraph" style:parent-style-name="Text_20_eingerückt" style:list-style-name="L2">
      <style:text-properties fo:font-size="12pt" style:font-size-asian="12pt" style:font-size-complex="12pt"/>
    </style:style>
    <style:style style:name="P10" style:family="paragraph" style:parent-style-name="Text_20_eingerückt">
      <style:paragraph-properties fo:margin-left="0cm" fo:margin-right="0cm" fo:text-indent="0cm" style:auto-text-indent="false"/>
      <style:text-properties fo:font-size="12pt" fo:font-style="normal" officeooo:paragraph-rsid="002e7720" style:font-size-asian="12pt" style:font-style-asian="normal" style:font-size-complex="12pt" style:font-style-complex="normal"/>
    </style:style>
    <style:style style:name="P11" style:family="paragraph" style:parent-style-name="Text_20_ohne_20_Einrückung">
      <style:text-properties style:font-name="EB Garamond" fo:font-size="12pt" officeooo:rsid="00336b1b" officeooo:paragraph-rsid="00336b1b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308b" style:font-style-asian="italic" style:font-style-complex="italic"/>
    </style:style>
    <style:style style:name="T3" style:family="text">
      <style:text-properties fo:font-style="italic" officeooo:rsid="001ac229" style:font-style-asian="italic" style:font-style-complex="italic"/>
    </style:style>
    <style:style style:name="T4" style:family="text">
      <style:text-properties fo:font-style="italic" officeooo:rsid="001cb02d" style:font-style-asian="italic" style:font-style-complex="italic"/>
    </style:style>
    <style:style style:name="T5" style:family="text">
      <style:text-properties fo:font-style="italic" officeooo:rsid="001d1e67" style:font-style-asian="italic" style:font-style-complex="italic"/>
    </style:style>
    <style:style style:name="T6" style:family="text">
      <style:text-properties officeooo:rsid="0014d74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5308b" style:font-style-asian="normal" style:font-style-complex="normal"/>
    </style:style>
    <style:style style:name="T9" style:family="text">
      <style:text-properties fo:font-style="normal" officeooo:rsid="0016405d" style:font-style-asian="normal" style:font-style-complex="normal"/>
    </style:style>
    <style:style style:name="T10" style:family="text">
      <style:text-properties fo:font-style="normal" officeooo:rsid="0017de5b" style:font-style-asian="normal" style:font-style-complex="normal"/>
    </style:style>
    <style:style style:name="T11" style:family="text">
      <style:text-properties fo:font-style="normal" officeooo:rsid="001ac229" style:font-style-asian="normal" style:font-style-complex="normal"/>
    </style:style>
    <style:style style:name="T12" style:family="text">
      <style:text-properties fo:font-style="normal" officeooo:rsid="001cb02d" style:font-style-asian="normal" style:font-style-complex="normal"/>
    </style:style>
    <style:style style:name="T13" style:family="text">
      <style:text-properties fo:font-style="normal" officeooo:rsid="001d1e67" style:font-style-asian="normal" style:font-style-complex="normal"/>
    </style:style>
    <style:style style:name="T14" style:family="text">
      <style:text-properties fo:font-style="normal" officeooo:rsid="001db9be" style:font-style-asian="normal" style:font-style-complex="normal"/>
    </style:style>
    <style:style style:name="T15" style:family="text">
      <style:text-properties fo:font-style="normal" officeooo:rsid="001f9dee" style:font-style-asian="normal" style:font-style-complex="normal"/>
    </style:style>
    <style:style style:name="T16" style:family="text">
      <style:text-properties fo:font-style="normal" officeooo:rsid="00275bdc" style:font-style-asian="normal" style:font-style-complex="normal"/>
    </style:style>
    <style:style style:name="T17" style:family="text">
      <style:text-properties officeooo:rsid="0015308b"/>
    </style:style>
    <style:style style:name="T18" style:family="text">
      <style:text-properties officeooo:rsid="001ac229"/>
    </style:style>
    <style:style style:name="T19" style:family="text">
      <style:text-properties officeooo:rsid="00275bdc"/>
    </style:style>
    <style:style style:name="T20" style:family="text">
      <style:text-properties officeooo:rsid="002fdac7"/>
    </style:style>
    <style:style style:name="T21" style:family="text">
      <style:text-properties officeooo:rsid="00336b1b"/>
    </style:style>
    <style:style style:name="T22" style:family="text">
      <style:text-properties officeooo:rsid="003473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say: <text:span text:style-name="T21">Philosophie und Dogma</text:span></text:p>
      <text:p text:style-name="P3"/>
      <text:p text:style-name="P7"><text:span text:style-name="T1">Und dass man es erkennt, ist dasselbe wie die Erkenntnis, dass es ist. Denn nicht ohne das Seiende, bezüglich dessen es als Ausgesagtes Bestand hat, wirst du das Erkennen finden.</text:span> </text:p>
      <text:p text:style-name="P7">Parmenides, DK 28 B 8</text:p>
      <text:p text:style-name="P4"/>
      <text:p text:style-name="P11">Common Sense, Analogie zur Mathematik, Ideenlehre und aristotelische Wissenschaft als dogmatisches Systeme? – Pragmatische Wissensauffassung/Dogmatik etc. <text:span text:style-name="T22">»«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Mangal2" svg:font-family="Mangal" style:font-family-generic="modern" style:font-pitch="fixed"/>
    <style:font-face style:name="SimHei1" svg:font-family="SimHei" style:font-family-generic="modern" style:font-pitch="fixed"/>
    <style:font-face style:name="EB Garamond1" svg:font-family="'EB Garamond'" style:font-pitch="variable"/>
    <style:font-face style:name="EB Garamond" svg:font-family="'EB Garamond'" style:font-adornments="Standard" style:font-pitch="variable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Hei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SimHei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SimHei1" style:font-size-asian="10pt" style:font-name-complex="Mangal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eingerückt" style:display-name="Text eingerückt" style:family="paragraph" style:master-page-name="">
      <style:paragraph-properties fo:margin-left="0cm" fo:margin-right="0cm" fo:line-height="115%" fo:text-align="justify" style:justify-single-word="false" fo:hyphenation-ladder-count="1" fo:text-indent="0.6cm" style:auto-text-indent="false" style:page-number="auto" fo:background-color="transparent" style:shadow="none">
        <style:tab-stops/>
        <style:background-image/>
      </style:paragraph-properties>
      <style:text-properties style:font-name="EB Garamond" fo:font-size="11pt" style:font-size-asian="10.5pt" fo:hyphenate="tru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Text_20_ohne_20_Einrückung" style:display-name="Text ohne Einrückung" style:family="paragraph" style:parent-style-name="Text_20_eingerückt" style:next-style-name="Text_20_eingerückt" style:auto-update="true" style:master-page-name="">
      <style:paragraph-properties fo:margin-left="0cm" fo:margin-right="0cm" fo:text-indent="0cm" style:auto-text-indent="false" style:page-number="auto"/>
      <style:text-properties fo:font-size="12pt" style:font-size-asian="12pt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Myriad Pro" fo:font-size="12pt" officeooo:rsid="001db9be" officeooo:paragraph-rsid="001db9be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Einführung in die TP (Anacker)<text:tab/>Nils Erich<text:tab/><text:date style:data-style-name="N37" text:date-value="2013-10-23T22:59:50.634801937" text:fixed="true">23.10.13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7T12:31:43.292000000</dc:date>
    <meta:generator>LibreOffice/4.1.2.3$Windows_x86 LibreOffice_project/40b2d7fde7e8d2d7bc5a449dc65df4d08a7dd38</meta:generator>
    <meta:editing-duration>PT3H40M4S</meta:editing-duration>
    <meta:editing-cycles>20</meta:editing-cycles>
    <meta:document-statistic meta:table-count="0" meta:image-count="0" meta:object-count="0" meta:page-count="1" meta:paragraph-count="5" meta:word-count="63" meta:character-count="435" meta:non-whitespace-character-count="375"/>
  </office:meta>
</office:document-meta>
</file>